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eanDefinitionParser.postProcessComponentDefinition( BeanComponentDefinition componen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BeanDefinitionParser.registerBeanDefinition( BeanDefinitionHolder definition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DefinitionParser.shouldParseNameAsAli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DefinitionParser.shouldGenerateIdAs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DefinitionParser.parse( Element element , ParserContext parser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BeanDefinitionParser.shouldFire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DefinitionParser.should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eanDefinitionParser.resolveId( Element element , AbstractBeanDefinition definition , ParserContext parser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